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C000001B66B25CE584909ECC2.png" manifest:media-type="image/png"/>
  <manifest:file-entry manifest:full-path="Pictures/10000000000001DD000001BF79A7B5FBC49C2727.png" manifest:media-type="image/png"/>
  <manifest:file-entry manifest:full-path="Pictures/1000000000000153000001E397074D92A6EB1FD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1" draw:name="Image1" text:anchor-type="char" svg:x="3.831cm" svg:y="0.15cm" svg:width="8.968cm" svg:height="12.778cm" draw:z-index="0"><draw:image xlink:href="Pictures/1000000000000153000001E397074D92A6EB1FD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2.402cm" svg:y="0.82cm" svg:width="12.619cm" svg:height="11.825cm" draw:z-index="1"><draw:image xlink:href="Pictures/10000000000001DD000001BF79A7B5FBC49C2727.png" xlink:type="simple" xlink:show="embed" xlink:actuate="onLoad" draw:mime-type="image/png"/></draw:frame><draw:frame draw:style-name="fr1" draw:name="Image3" text:anchor-type="char" svg:x="0.517cm" svg:y="14.437cm" svg:width="17cm" svg:height="11.146cm" draw:z-index="2"><draw:image xlink:href="Pictures/100000000000029C000001B66B25CE584909ECC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9T11:39:23.505788790</meta:creation-date>
    <dc:date>2021-12-29T11:41:06.161116832</dc:date>
    <meta:editing-duration>PT1M43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7.2.4.1$Linux_X86_64 LibreOffice_project/20$Build-1</meta:generator>
  </office:meta>
</office:document-meta>
</file>